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258.86pt" svg:y="2.83pt">
            <draw:object draw:notify-on-update-of-ranges="Sheet1.A1:Sheet1.A21 Sheet1.B1:Sheet1.B21 Sheet1.A1:Sheet1.A21 Sheet1.C1:Sheet1.C21 Sheet1.A1:Sheet1.A21 Sheet1.D1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MCP3201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9"/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number-columns-repeated="9"/>
          <table:table-cell office:value-type="string" calcext:value-type="string">
            <text:p>V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table:number-columns-repeated="9"/>
          <table:table-cell office:value-type="string" calcext:value-type="string">
            <text:p>Dmax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11"/>
          <table:table-cell office:value-type="string" calcext:value-type="string">
            <text:p>Vref</text:p>
          </table:table-cell>
          <table:table-cell table:formula="of:=[.N8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LSBsize</text:p>
          </table:table-cell>
          <table:table-cell table:formula="of:=[.N12]/[.N10]" office:value-type="float" office:value="0.001220703125" calcext:value-type="float">
            <text:p>0.001220703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ce1"/>
          <table:table-cell office:value-type="string" calcext:value-type="string">
            <text:p>in</text:p>
          </table:table-cell>
          <table:table-cell table:style-name="ce2" office:value-type="string" calcext:value-type="string">
            <text:p>-&gt;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11"/>
          <table:table-cell office:value-type="float" office:value="3.39" calcext:value-type="float">
            <text:p>3.39</text:p>
          </table:table-cell>
          <table:table-cell office:value-type="string" calcext:value-type="string">
            <text:p>V</text:p>
          </table:table-cell>
          <table:table-cell table:formula="of:=([.N10]*[.M16])/[.N12]" office:value-type="float" office:value="2777.088" calcext:value-type="float">
            <text:p>2777.088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T = 3379.55 - 0.000142687 * SQRT(646108135948007 – 851248760000*R)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(3379.55 - 0.000142687 * SQRT(646108135948007 - 851248760000*[.F26]))" office:value-type="float" office:value="-0.00374897067786151" calcext:value-type="float">
            <text:p>-0.003748970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formula="of:=(3379.55 - 0.000142687 * SQRT(646108135948007 - 851248760000*[.F27]))" office:value-type="float" office:value="12.8411907668487" calcext:value-type="float">
            <text:p>12.8411907668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formula="of:=(3379.55 - 0.000142687 * SQRT(646108135948007 - 851248760000*[.F28]))" office:value-type="float" office:value="25.7353256098895" calcext:value-type="float">
            <text:p>25.735325609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table:formula="of:=(3379.55 - 0.000142687 * SQRT(646108135948007 - 851248760000*[.F29]))" office:value-type="float" office:value="38.6792251658726" calcext:value-type="float">
            <text:p>38.6792251659</text:p>
          </table:table-cell>
          <table:table-cell table:number-columns-repeated="9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formula="of:=(3379.55 - 0.000142687 * SQRT(646108135948007 - 851248760000*[.F30]))" office:value-type="float" office:value="51.6734701198538" calcext:value-type="float">
            <text:p>51.673470119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formula="of:=(3379.55 - 0.000142687 * SQRT(646108135948007 - 851248760000*[.F31]))" office:value-type="float" office:value="64.7186525384941" calcext:value-type="float">
            <text:p>64.7186525385</text:p>
          </table:table-cell>
          <table:table-cell table:number-columns-repeated="9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table:formula="of:=(3379.55 - 0.000142687 * SQRT(646108135948007 - 851248760000*[.F32]))" office:value-type="float" office:value="77.8153761848453" calcext:value-type="float">
            <text:p>77.815376184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table:formula="of:=(3379.55 - 0.000142687 * SQRT(646108135948007 - 851248760000*[.F33]))" office:value-type="float" office:value="90.9642568444196" calcext:value-type="float">
            <text:p>90.9642568444</text:p>
          </table:table-cell>
          <table:table-cell table:number-columns-repeated="9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table:formula="of:=(3379.55 - 0.000142687 * SQRT(646108135948007 - 851248760000*[.F34]))" office:value-type="float" office:value="104.165922663041" calcext:value-type="float">
            <text:p>104.16592266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formula="of:=(3379.55 - 0.000142687 * SQRT(646108135948007 - 851248760000*[.F35]))" office:value-type="float" office:value="117.421014497002" calcext:value-type="float">
            <text:p>117.421014497</text:p>
          </table:table-cell>
          <table:table-cell table:number-columns-repeated="9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formula="of:=(3379.55 - 0.000142687 * SQRT(646108135948007 - 851248760000*[.F36]))" office:value-type="float" office:value="130.730186276075" calcext:value-type="float">
            <text:p>130.730186276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formula="of:=(3379.55 - 0.000142687 * SQRT(646108135948007 - 851248760000*[.F37]))" office:value-type="float" office:value="144.09410537997" calcext:value-type="float">
            <text:p>144.09410538</text:p>
          </table:table-cell>
          <table:table-cell table:number-columns-repeated="9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formula="of:=(3379.55 - 0.000142687 * SQRT(646108135948007 - 851248760000*[.F38]))" office:value-type="float" office:value="157.51345302884" calcext:value-type="float">
            <text:p>157.513453028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table:formula="of:=(3379.55 - 0.000142687 * SQRT(646108135948007 - 851248760000*[.F39]))" office:value-type="float" office:value="170.988924688486" calcext:value-type="float">
            <text:p>170.9889246885</text:p>
          </table:table-cell>
          <table:table-cell table:number-columns-repeated="9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table:formula="of:=(3379.55 - 0.000142687 * SQRT(646108135948007 - 851248760000*[.F40]))" office:value-type="float" office:value="184.521230490949" calcext:value-type="float">
            <text:p>184.52123049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formula="of:=(3379.55 - 0.000142687 * SQRT(646108135948007 - 851248760000*[.F41]))" office:value-type="float" office:value="198.111095671196" calcext:value-type="float">
            <text:p>198.1110956712</text:p>
          </table:table-cell>
          <table:table-cell table:number-columns-repeated="9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table:formula="of:=(3379.55 - 0.000142687 * SQRT(646108135948007 - 851248760000*[.F42]))" office:value-type="float" office:value="211.759261020672" calcext:value-type="float">
            <text:p>211.759261020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table:formula="of:=(3379.55 - 0.000142687 * SQRT(646108135948007 - 851248760000*[.F43]))" office:value-type="float" office:value="225.466483358512" calcext:value-type="float">
            <text:p>225.4664833585</text:p>
          </table:table-cell>
          <table:table-cell table:number-columns-repeated="9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table:formula="of:=(3379.55 - 0.000142687 * SQRT(646108135948007 - 851248760000*[.F44]))" office:value-type="float" office:value="239.23353602127" calcext:value-type="float">
            <text:p>239.233536021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table:formula="of:=(3379.55 - 0.000142687 * SQRT(646108135948007 - 851248760000*[.F45]))" office:value-type="float" office:value="253.061209372051" calcext:value-type="float">
            <text:p>253.061209372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(3379.55 - 0.000142687 * SQRT(646108135948007 - 851248760000*[.F46]))" office:value-type="float" office:value="266.950311330004" calcext:value-type="float">
            <text:p>266.950311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(3379.55 - 0.000142687 * SQRT(646108135948007 - 851248760000*[.F47]))" office:value-type="float" office:value="280.901667921173" calcext:value-type="float">
            <text:p>280.90166792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(3379.55 - 0.000142687 * SQRT(646108135948007 - 851248760000*[.F48]))" office:value-type="float" office:value="294.916123851773" calcext:value-type="float">
            <text:p>294.91612385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(3379.55 - 0.000142687 * SQRT(646108135948007 - 851248760000*[.F49]))" office:value-type="float" office:value="308.994543105014" calcext:value-type="float">
            <text:p>308.9945431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(3379.55 - 0.000142687 * SQRT(646108135948007 - 851248760000*[.F50]))" office:value-type="float" office:value="323.137809562671" calcext:value-type="float">
            <text:p>323.13780956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(3379.55 - 0.000142687 * SQRT(646108135948007 - 851248760000*[.F51]))" office:value-type="float" office:value="337.346827652655" calcext:value-type="float">
            <text:p>337.34682765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(3379.55 - 0.000142687 * SQRT(646108135948007 - 851248760000*[.F52]))" office:value-type="float" office:value="351.622523023943" calcext:value-type="float">
            <text:p>351.622523023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(3379.55 - 0.000142687 * SQRT(646108135948007 - 851248760000*[.F53]))" office:value-type="float" office:value="365.965843250278" calcext:value-type="float">
            <text:p>365.96584325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(3379.55 - 0.000142687 * SQRT(646108135948007 - 851248760000*[.F54]))" office:value-type="float" office:value="380.377758564161" calcext:value-type="float">
            <text:p>380.37775856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(3379.55 - 0.000142687 * SQRT(646108135948007 - 851248760000*[.F55]))" office:value-type="float" office:value="394.85926262274" calcext:value-type="float">
            <text:p>394.859262622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(3379.55 - 0.000142687 * SQRT(646108135948007 - 851248760000*[.F56]))" office:value-type="float" office:value="409.411373307308" calcext:value-type="float">
            <text:p>409.41137330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(3379.55 - 0.000142687 * SQRT(646108135948007 - 851248760000*[.F57]))" office:value-type="float" office:value="424.035133558234" calcext:value-type="float">
            <text:p>424.035133558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  <table:table-cell table:formula="of:=(3379.55 - 0.000142687 * SQRT(646108135948007 - 851248760000*[.F58]))" office:value-type="float" office:value="438.731612247259" calcext:value-type="float">
            <text:p>438.731612247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  <table:table-cell table:formula="of:=(3379.55 - 0.000142687 * SQRT(646108135948007 - 851248760000*[.F59]))" office:value-type="float" office:value="453.501905089226" calcext:value-type="float">
            <text:p>453.50190508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0" calcext:value-type="float">
            <text:p>270</text:p>
          </table:table-cell>
          <table:table-cell table:formula="of:=(3379.55 - 0.000142687 * SQRT(646108135948007 - 851248760000*[.F60]))" office:value-type="float" office:value="468.347135595441" calcext:value-type="float">
            <text:p>468.347135595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5" calcext:value-type="float">
            <text:p>275</text:p>
          </table:table-cell>
          <table:table-cell table:formula="of:=(3379.55 - 0.000142687 * SQRT(646108135948007 - 851248760000*[.F61]))" office:value-type="float" office:value="483.268456071018" calcext:value-type="float">
            <text:p>483.26845607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0" calcext:value-type="float">
            <text:p>280</text:p>
          </table:table-cell>
          <table:table-cell table:formula="of:=(3379.55 - 0.000142687 * SQRT(646108135948007 - 851248760000*[.F62]))" office:value-type="float" office:value="498.267048658708" calcext:value-type="float">
            <text:p>498.267048658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5" calcext:value-type="float">
            <text:p>285</text:p>
          </table:table-cell>
          <table:table-cell table:formula="of:=(3379.55 - 0.000142687 * SQRT(646108135948007 - 851248760000*[.F63]))" office:value-type="float" office:value="513.344126431891" calcext:value-type="float">
            <text:p>513.34412643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0" calcext:value-type="float">
            <text:p>290</text:p>
          </table:table-cell>
          <table:table-cell table:formula="of:=(3379.55 - 0.000142687 * SQRT(646108135948007 - 851248760000*[.F64]))" office:value-type="float" office:value="528.500934539592" calcext:value-type="float">
            <text:p>528.500934539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5" calcext:value-type="float">
            <text:p>295</text:p>
          </table:table-cell>
          <table:table-cell table:formula="of:=(3379.55 - 0.000142687 * SQRT(646108135948007 - 851248760000*[.F65]))" office:value-type="float" office:value="543.738751406574" calcext:value-type="float">
            <text:p>543.73875140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formula="of:=(3379.55 - 0.000142687 * SQRT(646108135948007 - 851248760000*[.F66]))" office:value-type="float" office:value="559.05888999179" calcext:value-type="float">
            <text:p>559.05888999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22:29:22.326541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 Thys</meta:initial-creator>
    <meta:creation-date>2016-11-22T21:51:58.629386866</meta:creation-date>
    <dc:date>2016-12-16T22:34:47.471524037</dc:date>
    <dc:creator>Wouter Thys</dc:creator>
    <meta:editing-duration>PT24M44S</meta:editing-duration>
    <meta:editing-cycles>4</meta:editing-cycles>
    <meta:generator>LibreOffice/4.4.3.2$Linux_X86_64 LibreOffice_project/40m0$Build-2</meta:gener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" chart:maximum="1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703cm" style:legend-expansion="high" chart:style-name="ch2"/>
        <chart:plot-area chart:style-name="ch3" table:cell-range-address="Sheet1.A1:Sheet1.D21" svg:x="0.32cm" svg:y="0.18cm" svg:width="11.708cm" svg:height="8.64cm">
          <chartooo:coordinate-region svg:x="1.127cm" svg:y="0.18cm" svg:width="10.807cm" svg:height="7.994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B1:Sheet1.B21" chart:class="chart:scatter">
            <chart:domain table:cell-range-address="Sheet1.A1:Sheet1.A21"/>
            <chart:data-point chart:repeated="21"/>
          </chart:series>
          <chart:series chart:style-name="ch8" chart:values-cell-range-address="Sheet1.C1:Sheet1.C21" chart:class="chart:scatter">
            <chart:data-point chart:repeated="21"/>
          </chart:series>
          <chart:series chart:style-name="ch9" chart:values-cell-range-address="Sheet1.D1:Sheet1.D2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151">
                <text:p>151</text:p>
                <draw:g>
                  <svg:desc>Sheet1.B1:Sheet1.B21</svg:desc>
                </draw:g>
              </table:table-cell>
              <table:table-cell office:value-type="float" office:value="116">
                <text:p>116</text:p>
                <draw:g>
                  <svg:desc>Sheet1.C1:Sheet1.C21</svg:desc>
                </draw:g>
              </table:table-cell>
              <table:table-cell office:value-type="float" office:value="151">
                <text:p>151</text:p>
                <draw:g>
                  <svg:desc>Sheet1.D1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48">
                <text:p>148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4">
                <text:p>144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30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25">
                <text:p>125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